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5cbe" officeooo:paragraph-rsid="000d5cbe"/>
    </style:style>
    <style:style style:name="P2" style:family="paragraph" style:parent-style-name="Standard">
      <style:text-properties officeooo:rsid="000f2f16" officeooo:paragraph-rsid="000f2f16"/>
    </style:style>
    <style:style style:name="P3" style:family="paragraph" style:parent-style-name="Standard">
      <style:text-properties officeooo:rsid="000f6890" officeooo:paragraph-rsid="000f6890"/>
    </style:style>
    <style:style style:name="P4" style:family="paragraph" style:parent-style-name="Standard">
      <style:text-properties officeooo:rsid="000ea37a" officeooo:paragraph-rsid="000d5cbe"/>
    </style:style>
    <style:style style:name="P5" style:family="paragraph" style:parent-style-name="Standard">
      <style:text-properties officeooo:rsid="001100bb" officeooo:paragraph-rsid="001100bb"/>
    </style:style>
    <style:style style:name="P6" style:family="paragraph" style:parent-style-name="Standard">
      <style:text-properties officeooo:rsid="000f6890" officeooo:paragraph-rsid="000f6890"/>
    </style:style>
    <style:style style:name="T1" style:family="text">
      <style:text-properties officeooo:rsid="000ea37a"/>
    </style:style>
    <style:style style:name="T2" style:family="text">
      <style:text-properties officeooo:rsid="000f2f16"/>
    </style:style>
    <style:style style:name="T3" style:family="text">
      <style:text-properties officeooo:rsid="000f68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3">Proposta do Escopo do Projeto </text:span><text:s/></text:p>
      <text:p text:style-name="P1"/>
      <text:p text:style-name="P1">Nome do Projeto: </text:p>
      <text:p text:style-name="P1">Equipe de Desenvolvimento: </text:p>
      <text:p text:style-name="P1">Scrum Master: </text:p>
      <text:p text:style-name="P1">Objetivo do Documento: </text:p>
      <text:p text:style-name="P1">Visão Geral do Projeto: Classificação de Histórias, Classificação de Pessoas, Feed de Noticias e amigos Ex alguém deu inicio a uma nova historia, linha do tempo parecida com o twitter, historia compartilhada com amigos ou publico, <text:span text:style-name="T2">Termos de Aceite</text:span>, Controle de denuncias, parte da aplicação seria a biblioteca, no final coloca-se publicar historia, enquanto esta em edição escolhe-se quem pode visualizar a historia(revisores, tradutor, amigos, amigos de amigos ou pubico), <text:span text:style-name="T1">tipo de texto, lista de amigos, convidar amigos a escrever a historia, </text:span></text:p>
      <text:p text:style-name="P1">Papeis: Revisor tradutor escritor editor </text:p>
      <text:p text:style-name="P1">- <text:span text:style-name="T1">Crud de perfis (Cadas usuario selecionara seus tipos de perfil de texto)</text:span></text:p>
      <text:p text:style-name="P1">- <text:span text:style-name="T1">Crud de texto</text:span></text:p>
      <text:p text:style-name="P1">- <text:span text:style-name="T1">Crud Usuario</text:span></text:p>
      <text:p text:style-name="P1">- <text:span text:style-name="T1">Crud Amigos</text:span></text:p>
      <text:p text:style-name="P1">- <text:span text:style-name="T1">Crud Textos</text:span></text:p>
      <text:p text:style-name="P1">- <text:span text:style-name="T1">Crud Corretor</text:span></text:p>
      <text:p text:style-name="P1">- <text:span text:style-name="T2">Classificação por perfil de texto</text:span></text:p>
      <text:p text:style-name="P1">- <text:span text:style-name="T1">Ranking por história avaliado pelos usuários.</text:span></text:p>
      <text:p text:style-name="P1">- <text:span text:style-name="T1">Ranking por Escritor conforme a parte da contribuição.</text:span></text:p>
      <text:p text:style-name="P2">(Tempo sem escrever diminui o ranking)</text:p>
      <text:p text:style-name="P2">(Retirar pontos com avaliação negativa)</text:p>
      <text:p text:style-name="P2">(Nível diamante(x pontos), ouro( x pontos), prata( x pontos) e bronze ( x pontos))</text:p>
      <text:p text:style-name="P4">- Gamificação: Módulo de Desafios. Criar historias → a partir de desafio ou normal → convidar amigos. Historias de desafios também podem ser publicadas. </text:p>
      <text:p text:style-name="P2">Games por formar historias com palavras dadas, </text:p>
      <text:p text:style-name="P2">(Cadastro de palavras com relacionamento entre elas com nivel de similaridade. Ex: Paciente X Hospital Nivel de similaridade 10, Pokemon X Igreja nivel de similaridade: 0)</text:p>
      <text:p text:style-name="P2">Revisor <text:span text:style-name="T3">opcional o autor decide se chama ou não. </text:span></text:p>
      <text:p text:style-name="P3">Todos devem concordar na publicação. </text:p>
      <text:p text:style-name="P3">→ o usuario podera escrever mais de um tipo de texto logo cada usuario deverá ter classificação por perfil de texto que ele escrever. </text:p>
      <text:p text:style-name="P3">→ Ao finalizar uma historia todos os escritores devem concordar com a publicação para que a historia seja publicada. </text:p>
      <text:p text:style-name="P3">→ A historia deve ter resumo obrigatorio quando a publicação do livro não for publica que será publico para todos os usuários. </text:p>
      <text:p text:style-name="P3">→ TimeLine: Usuário escreveu na história tal, se a historia for priavada somente os escritores daquelas historias podem ver. </text:p>
      <text:p text:style-name="P3">→ Status: escrevendo história. </text:p>
      <text:p text:style-name="P3">→ Aplicativo de Celular(Backlog)</text:p>
      <text:p text:style-name="P3">→ Chat (Backlog)</text:p>
      <text:p text:style-name="P3">→ O sistema pode buscar a lista de amigos no facebook(conforme api – facebook developers). </text:p>
      <text:p text:style-name="P3"/>
      <text:p text:style-name="P5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9:45:34.212000000</meta:creation-date>
    <dc:date>2016-08-10T20:23:25.113000000</dc:date>
    <meta:editing-duration>PT11M58S</meta:editing-duration>
    <meta:editing-cycles>2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32" meta:word-count="359" meta:character-count="2274" meta:non-whitespace-character-count="1923"/>
  </office:meta>
</office:document-meta>
</file>